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3.3465in" style:rel-column-width="32767*"/>
    </style:style>
    <style:style style:name="Tabela1.B" style:family="table-column">
      <style:table-column-properties style:column-width="3.3465in" style:rel-column-width="32768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B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6.6875in" fo:margin-left="0.0146in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6.687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8a8e3" officeooo:paragraph-rsid="0008a8e3"/>
    </style:style>
    <style:style style:name="P2" style:family="paragraph" style:parent-style-name="Standard">
      <style:text-properties fo:font-weight="bold" officeooo:rsid="0008cc5e" officeooo:paragraph-rsid="0008cc5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8cc5e" officeooo:paragraph-rsid="0008cc5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bc1d7" officeooo:paragraph-rsid="000bc1d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e8258" officeooo:paragraph-rsid="000e825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76712" officeooo:paragraph-rsid="0017671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a7bcc" officeooo:paragraph-rsid="001a7bc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dfa55" officeooo:paragraph-rsid="001dfa55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fo:font-weight="bold" officeooo:rsid="000fceb8" officeooo:paragraph-rsid="000fceb8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tyle="normal" fo:font-weight="bold" officeooo:rsid="000fceb8" officeooo:paragraph-rsid="000fceb8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normal" fo:font-weight="bold" officeooo:rsid="00255830" officeooo:paragraph-rsid="00255830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normal" fo:font-weight="normal" officeooo:rsid="000fceb8" officeooo:paragraph-rsid="000fceb8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tyle="normal" fo:font-weight="normal" officeooo:rsid="000fceb8" officeooo:paragraph-rsid="000fceb8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fo:font-weight="normal" officeooo:rsid="00158c06" officeooo:paragraph-rsid="00158c06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fo:font-weight="normal" officeooo:rsid="00176712" officeooo:paragraph-rsid="00176712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normal" fo:font-weight="normal" officeooo:rsid="001a7bcc" officeooo:paragraph-rsid="001a7bcc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tyle="normal" fo:font-weight="normal" officeooo:rsid="001dfa55" officeooo:paragraph-rsid="001dfa55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tyle="normal" fo:font-weight="normal" officeooo:rsid="001e77c0" officeooo:paragraph-rsid="001e77c0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fo:font-weight="normal" officeooo:rsid="001f3264" officeooo:paragraph-rsid="001f3264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tyle="normal" fo:font-weight="normal" officeooo:rsid="001f3264" officeooo:paragraph-rsid="001f3264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tyle="normal" fo:font-weight="normal" officeooo:rsid="001ffa69" officeooo:paragraph-rsid="001ffa69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fo:font-weight="normal" officeooo:rsid="0020c48f" officeooo:paragraph-rsid="0020c48f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normal" fo:font-weight="normal" officeooo:rsid="002152a8" officeooo:paragraph-rsid="002152a8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fo:font-weight="normal" officeooo:rsid="0023349f" officeooo:paragraph-rsid="0023349f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normal" fo:font-weight="normal" officeooo:rsid="0026f72f" officeooo:paragraph-rsid="0026f72f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7dbc9" officeooo:paragraph-rsid="0027dbc9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c2b17" officeooo:paragraph-rsid="0029556b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c3b3c" officeooo:paragraph-rsid="002fb29f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eddc9" officeooo:paragraph-rsid="002c3b3c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110d1" officeooo:paragraph-rsid="003110d1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264f9" officeooo:paragraph-rsid="003264f9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398cf" officeooo:paragraph-rsid="003398cf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49884" officeooo:paragraph-rsid="00349884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54d77" officeooo:paragraph-rsid="00354d77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72196" officeooo:paragraph-rsid="00372196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7465e" officeooo:paragraph-rsid="0037465e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e29b1" officeooo:paragraph-rsid="003962fa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2c3b3c" officeooo:paragraph-rsid="002fb29f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110d1" officeooo:paragraph-rsid="003110d1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264f9" officeooo:paragraph-rsid="003264f9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398cf" officeooo:paragraph-rsid="003398cf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54d77" officeooo:paragraph-rsid="00354d77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72196" officeooo:paragraph-rsid="00372196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7465e" officeooo:paragraph-rsid="0037465e" style:font-style-asian="normal" style:font-weight-asian="bold" style:font-style-complex="normal" style:font-weight-complex="bold"/>
    </style:style>
    <style:style style:name="P45" style:family="paragraph" style:parent-style-name="Standard">
      <style:text-properties fo:font-weight="normal" officeooo:rsid="000d574d" officeooo:paragraph-rsid="000d574d" style:font-weight-asian="normal" style:font-weight-complex="normal"/>
    </style:style>
    <style:style style:name="P46" style:family="paragraph" style:parent-style-name="Standard">
      <style:text-properties fo:font-weight="normal" officeooo:rsid="0008cc5e" officeooo:paragraph-rsid="0008cc5e" style:font-weight-asian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weight="normal" officeooo:rsid="0008cc5e" officeooo:paragraph-rsid="0008cc5e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0bc1d7" officeooo:paragraph-rsid="000bc1d7" style:font-weight-asian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weight="normal" officeooo:rsid="000e8258" officeooo:paragraph-rsid="000e8258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weight="normal" officeooo:rsid="000e8258" officeooo:paragraph-rsid="000e8258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weight="normal" officeooo:rsid="0014a9cc" officeooo:paragraph-rsid="0014a9cc" style:font-weight-asian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fo:font-style="italic" fo:font-weight="normal" officeooo:rsid="000eab26" officeooo:paragraph-rsid="000eab26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tyle="italic" fo:font-weight="normal" officeooo:rsid="0026f72f" officeooo:paragraph-rsid="0026f72f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tyle="italic" fo:font-weight="normal" officeooo:rsid="0027dbc9" officeooo:paragraph-rsid="0027dbc9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tyle="italic" fo:font-weight="normal" officeooo:rsid="0029556b" officeooo:paragraph-rsid="0029556b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style="italic" fo:font-weight="bold" officeooo:rsid="001dfa55" officeooo:paragraph-rsid="001dfa55" style:font-style-asian="italic" style:font-weight-asian="bold" style:font-style-complex="italic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tyle="italic" fo:font-weight="bold" officeooo:rsid="001dfa55" officeooo:paragraph-rsid="001dfa55" style:font-style-asian="italic" style:font-weight-asian="bold" style:font-style-complex="italic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style="italic" fo:font-weight="bold" officeooo:rsid="001e77c0" officeooo:paragraph-rsid="001e77c0" style:font-style-asian="italic" style:font-weight-asian="bold" style:font-style-complex="italic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style="italic" fo:font-weight="bold" officeooo:rsid="001ffa69" officeooo:paragraph-rsid="001ffa69" style:font-style-asian="italic" style:font-weight-asian="bold" style:font-style-complex="italic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tyle="italic" fo:font-weight="bold" officeooo:rsid="0020c48f" officeooo:paragraph-rsid="0020c48f" style:font-style-asian="italic" style:font-weight-asian="bold" style:font-style-complex="italic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tyle="italic" fo:font-weight="bold" officeooo:rsid="002152a8" officeooo:paragraph-rsid="002152a8" style:font-style-asian="italic" style:font-weight-asian="bold" style:font-style-complex="italic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tyle="italic" fo:font-weight="bold" officeooo:rsid="0023349f" officeooo:paragraph-rsid="0023349f" style:font-style-asian="italic" style:font-weight-asian="bold" style:font-style-complex="italic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29b1" officeooo:paragraph-rsid="003e29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font-weight="bold" officeooo:rsid="0012bb65" officeooo:paragraph-rsid="0012bb65" style:font-weight-asian="bold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officeooo:rsid="0012bb65" officeooo:paragraph-rsid="0012bb65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830" officeooo:paragraph-rsid="0025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cb5c" officeooo:paragraph-rsid="0037cb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55830" officeooo:paragraph-rsid="002558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7cb5c" officeooo:paragraph-rsid="0037cb5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962fa" officeooo:paragraph-rsid="003962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c8d35" officeooo:paragraph-rsid="003c8d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d5c36" officeooo:paragraph-rsid="003d5c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e29b1" officeooo:paragraph-rsid="003e29b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962fa" officeooo:paragraph-rsid="003962fa" fo:background-color="#fff2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tyle="normal" style:text-underline-style="none" fo:font-weight="bold" officeooo:rsid="002c3b3c" officeooo:paragraph-rsid="002fb29f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tyle="normal" style:text-underline-style="none" fo:font-weight="bold" officeooo:rsid="002df182" officeooo:paragraph-rsid="002fb29f" style:font-style-asian="normal" style:font-weight-asian="bold" style:font-style-complex="normal" style:font-weight-complex="bold"/>
    </style:style>
    <style:style style:name="P7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tyle="normal" style:text-underline-style="none" fo:font-weight="bold" officeooo:rsid="002eddc9" officeooo:paragraph-rsid="002fb29f" style:font-style-asian="normal" style:font-weight-asian="bold" style:font-style-complex="normal" style:font-weight-complex="bold"/>
    </style:style>
    <style:style style:name="P7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eddc9" officeooo:paragraph-rsid="002fb29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9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962fa" officeooo:paragraph-rsid="003962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0" style:family="paragraph" style:parent-style-name="Table_20_Contents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b2de9" officeooo:paragraph-rsid="003b2de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1" style:family="paragraph" style:parent-style-name="Table_20_Contents" style:list-style-name="L1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c8d35" officeooo:paragraph-rsid="003c8d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2" style:family="paragraph" style:parent-style-name="Table_20_Contents" style:list-style-name="L1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c8d35" officeooo:paragraph-rsid="003c8d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3" style:family="paragraph" style:parent-style-name="Table_20_Contents" style:list-style-name="L1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d5c36" officeooo:paragraph-rsid="003d5c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4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62fa" officeooo:paragraph-rsid="003962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62fa" officeooo:paragraph-rsid="003962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2de9" officeooo:paragraph-rsid="003b2d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8d35" officeooo:paragraph-rsid="003c8d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5c36" officeooo:paragraph-rsid="003d5c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 style:list-style-name="L1">
      <style:paragraph-properties fo:text-align="start" style:justify-single-word="false"/>
      <style:text-properties fo:font-weight="normal" officeooo:rsid="00158c06" officeooo:paragraph-rsid="00158c06" style:font-weight-asian="normal" style:font-weight-complex="normal"/>
    </style:style>
    <style:style style:name="P90" style:family="paragraph" style:parent-style-name="Standard" style:list-style-name="L2">
      <style:paragraph-properties fo:text-align="start" style:justify-single-word="false"/>
      <style:text-properties fo:font-weight="normal" officeooo:rsid="00158c06" officeooo:paragraph-rsid="00158c06" style:font-weight-asian="normal" style:font-weight-complex="normal"/>
    </style:style>
    <style:style style:name="P91" style:family="paragraph" style:parent-style-name="Standard" style:list-style-name="L3">
      <style:paragraph-properties fo:text-align="start" style:justify-single-word="false"/>
      <style:text-properties fo:font-style="normal" fo:font-weight="normal" officeooo:rsid="002152a8" officeooo:paragraph-rsid="002152a8" style:font-style-asian="normal" style:font-weight-asian="normal" style:font-style-complex="normal" style:font-weight-complex="normal"/>
    </style:style>
    <style:style style:name="P92" style:family="paragraph" style:parent-style-name="Standard" style:list-style-name="L4">
      <style:paragraph-properties fo:text-align="start" style:justify-single-word="false"/>
      <style:text-properties fo:font-style="normal" style:text-underline-style="none" fo:font-weight="normal" officeooo:rsid="0029556b" officeooo:paragraph-rsid="0029556b" style:font-style-asian="normal" style:font-weight-asian="normal" style:font-style-complex="normal" style:font-weight-complex="normal"/>
    </style:style>
    <style:style style:name="P93" style:family="paragraph" style:parent-style-name="Standard" style:list-style-name="L5">
      <style:paragraph-properties fo:text-align="start" style:justify-single-word="false"/>
      <style:text-properties fo:font-style="normal" style:text-underline-style="none" fo:font-weight="normal" officeooo:rsid="003110d1" officeooo:paragraph-rsid="003110d1" style:font-style-asian="normal" style:font-weight-asian="normal" style:font-style-complex="normal" style:font-weight-complex="normal"/>
    </style:style>
    <style:style style:name="P94" style:family="paragraph" style:parent-style-name="Standard" style:list-style-name="L7">
      <style:paragraph-properties fo:text-align="start" style:justify-single-word="false"/>
      <style:text-properties fo:font-style="normal" style:text-underline-style="none" fo:font-weight="normal" officeooo:rsid="003398cf" officeooo:paragraph-rsid="003398cf" style:font-style-asian="normal" style:font-weight-asian="normal" style:font-style-complex="normal" style:font-weight-complex="normal"/>
    </style:style>
    <style:style style:name="P95" style:family="paragraph" style:parent-style-name="Standard" style:list-style-name="L14">
      <style:paragraph-properties fo:text-align="start" style:justify-single-word="false"/>
      <style:text-properties fo:font-style="normal" style:text-underline-style="none" fo:font-weight="normal" officeooo:rsid="003e29b1" officeooo:paragraph-rsid="003e29b1" style:font-style-asian="normal" style:font-weight-asian="normal" style:font-style-complex="normal" style:font-weight-complex="normal"/>
    </style:style>
    <style:style style:name="P96" style:family="paragraph" style:parent-style-name="Standard" style:list-style-name="L6">
      <style:paragraph-properties fo:text-align="start" style:justify-single-word="false"/>
      <style:text-properties fo:font-style="normal" style:text-underline-style="none" fo:font-weight="bold" officeooo:rsid="003264f9" officeooo:paragraph-rsid="003264f9" style:font-style-asian="normal" style:font-weight-asian="bold" style:font-style-complex="normal" style:font-weight-complex="bold"/>
    </style:style>
    <style:style style:name="P97" style:family="paragraph" style:parent-style-name="Standard" style:list-style-name="L8">
      <style:paragraph-properties fo:text-align="start" style:justify-single-word="false"/>
      <style:text-properties fo:font-style="normal" style:text-underline-style="none" fo:font-weight="bold" officeooo:rsid="00349884" officeooo:paragraph-rsid="00349884" style:font-style-asian="normal" style:font-weight-asian="bold" style:font-style-complex="normal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44099a" officeooo:paragraph-rsid="0044099a" style:font-style-asian="normal" style:font-weight-asian="bold" style:font-style-complex="normal" style:font-weight-complex="bold"/>
    </style:style>
    <style:style style:name="P99" style:family="paragraph" style:parent-style-name="Standard" style:list-style-name="L15">
      <style:paragraph-properties fo:text-align="start" style:justify-single-word="false"/>
      <style:text-properties fo:font-style="normal" style:text-underline-style="none" fo:font-weight="bold" officeooo:rsid="0044099a" officeooo:paragraph-rsid="0044099a" style:font-style-asian="normal" style:font-weight-asian="bold" style:font-style-complex="normal" style:font-weight-complex="bold"/>
    </style:style>
    <style:style style:name="P100" style:family="paragraph" style:parent-style-name="Standard" style:list-style-name="L4">
      <style:paragraph-properties fo:text-align="start" style:justify-single-word="false"/>
      <style:text-properties fo:font-style="italic" fo:font-weight="normal" officeooo:rsid="0029556b" officeooo:paragraph-rsid="0029556b" style:font-style-asian="italic" style:font-weight-asian="normal" style:font-style-complex="italic" style:font-weight-complex="normal"/>
    </style:style>
    <style:style style:name="P101" style:family="paragraph" style:parent-style-name="Standard" style:list-style-name="L1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29b1" officeooo:paragraph-rsid="003e29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ff" fo:font-weight="normal" style:font-weight-asian="normal" style:font-weight-complex="normal"/>
    </style:style>
    <style:style style:name="T3" style:family="text">
      <style:text-properties fo:color="#009933" fo:font-weight="normal" style:font-weight-asian="normal" style:font-weight-complex="normal"/>
    </style:style>
    <style:style style:name="T4" style:family="text">
      <style:text-properties fo:color="#ff0000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officeooo:rsid="002c2b17" style:font-style-asian="normal" style:font-style-complex="normal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text-underline-style="none" officeooo:rsid="002c2b17" style:font-style-asian="normal" style:font-style-complex="normal"/>
    </style:style>
    <style:style style:name="T1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style:text-underline-style="none" fo:font-weight="bold" officeooo:rsid="002c2b17" style:font-style-asian="normal" style:font-weight-asian="bold" style:font-style-complex="normal" style:font-weight-complex="bold"/>
    </style:style>
    <style:style style:name="T17" style:family="text">
      <style:text-properties fo:color="#ce181e" style:text-underline-style="solid" style:text-underline-width="auto" style:text-underline-color="font-color"/>
    </style:style>
    <style:style style:name="T18" style:family="text">
      <style:text-properties fo:color="#ce181e" fo:font-weight="bold" style:font-weight-asian="bold" style:font-weight-complex="bold"/>
    </style:style>
    <style:style style:name="T19" style:family="text">
      <style:text-properties fo:color="#0066b3" style:text-underline-style="solid" style:text-underline-width="auto" style:text-underline-color="font-color"/>
    </style:style>
    <style:style style:name="T20" style:family="text">
      <style:text-properties fo:color="#0066b3" fo:font-weight="bold" style:font-weight-asian="bold" style:font-weight-complex="bold"/>
    </style:style>
    <style:style style:name="T21" style:family="text">
      <style:text-properties style:text-line-through-style="solid" style:text-line-through-type="single"/>
    </style:style>
    <style:style style:name="T22" style:family="text">
      <style:text-properties style:text-line-through-style="solid" style:text-line-through-type="single" fo:font-weight="normal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5" style:family="text">
      <style:text-properties officeooo:rsid="003f38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lexão de substantivos compostos<text:span text:style-name="T1"> (quem varia, varia, quem não varia, não varia):</text:span></text:p>
      <text:p text:style-name="P45">Obs.: substantivo, numeral e adjetivo variam.</text:p>
      <text:p text:style-name="P46"/>
      <text:p text:style-name="P3"><text:span text:style-name="T2">substantivo</text:span><text:span text:style-name="T1"> + </text:span><text:span text:style-name="T2">substantivo</text:span><text:span text:style-name="T1"> → </text:span><text:span text:style-name="T2">couves</text:span><text:span text:style-name="T1">-</text:span><text:span text:style-name="T2">flores</text:span></text:p>
      <text:p text:style-name="P3"><text:span text:style-name="T3">numeral</text:span><text:span text:style-name="T1"> + </text:span><text:span text:style-name="T2">substantivo</text:span><text:span text:style-name="T1"> → </text:span><text:span text:style-name="T3">quartas</text:span><text:span text:style-name="T1">-</text:span><text:span text:style-name="T2">feiras</text:span></text:p>
      <text:p text:style-name="P3"><text:span text:style-name="T4">adjetivo</text:span><text:span text:style-name="T1"> + </text:span><text:span text:style-name="T2">substantivo</text:span><text:span text:style-name="T1"> → </text:span><text:span text:style-name="T4">baixos</text:span><text:span text:style-name="T1">-</text:span><text:span text:style-name="T2">relevos</text:span></text:p>
      <text:p text:style-name="P47"/>
      <text:p text:style-name="P3"><text:span text:style-name="T1">verbo + </text:span><text:span text:style-name="T2">substantivo</text:span><text:span text:style-name="T1"> → beija-</text:span><text:span text:style-name="T2">flores</text:span></text:p>
      <text:p text:style-name="P3"><text:span text:style-name="T1">advérbio + </text:span><text:span text:style-name="T4">adjetivo</text:span><text:span text:style-name="T1"> → alto-</text:span><text:span text:style-name="T4">falantes</text:span></text:p>
      <text:p text:style-name="P3"><text:span text:style-name="T1">interjeição + </text:span><text:span text:style-name="T2">substantivo</text:span><text:span text:style-name="T1"> → ave-</text:span><text:span text:style-name="T2">marias</text:span></text:p>
      <text:p text:style-name="P47"/>
      <text:p text:style-name="P4"><text:span text:style-name="T1">Se na composição de dois </text:span><text:span text:style-name="T2">substantivos</text:span><text:span text:style-name="T1">, o segundo for </text:span>delimitador<text:span text:style-name="T1"> do primeiro por uma relação de tipo, semelhança ou finalidade, </text:span>ambos podem variar<text:span text:style-name="T1">. Em prova, é mais comum que o segundo </text:span>não<text:span text:style-name="T1"> varie. Ex.: públicos-alvo(s), pombos-correio(s), homens-bomba(s).</text:span></text:p>
      <text:p text:style-name="P48"/>
      <text:p text:style-name="P5"><text:span text:style-name="T2">substantivo</text:span><text:span text:style-name="T1"> + preposição + </text:span><text:span text:style-name="T2">substantivo</text:span><text:span text:style-name="T1"> → pés de moleque</text:span></text:p>
      <text:p text:style-name="P52">só o primeiro substantivo varia!</text:p>
      <text:p text:style-name="P52"/>
      <text:p text:style-name="P9">Flexão dos adjetivos compostos<text:span text:style-name="T1">:</text:span></text:p>
      <text:p text:style-name="P10"><text:span text:style-name="T1">Regra geral → apenas segundo termo flexiona-se → político-</text:span>institucionais</text:p>
      <text:p text:style-name="P13">Se houver substantivo → nenhum varia → cores amarelo-limão</text:p>
      <text:p text:style-name="P13"/>
      <text:p text:style-name="P9">Valor dos adjetivos<text:span text:style-name="T1">:</text:span></text:p>
      <text:p text:style-name="P12"/>
      <text:p text:style-name="P12">Valor <text:span text:style-name="T5">objetivo (relacional)</text:span> → não depende de interpretação → carro preto → <text:span text:style-name="T5">não</text:span> podem variar de posição, em regra, vindo <text:span text:style-name="T5">após</text:span> o substantivo.</text:p>
      <text:p text:style-name="P12"/>
      <text:p text:style-name="P12">Valor <text:span text:style-name="T5">subjetivo (opinativo)</text:span> → depende de interpretação → carro bonito.</text:p>
      <text:p text:style-name="P49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4">Adjunto Adnominal</text:p>
          </table:table-cell>
          <table:table-cell table:style-name="Tabela1.B1" office:value-type="string">
            <text:p text:style-name="P64">Complemento Nominal</text:p>
          </table:table-cell>
        </table:table-row>
        <table:table-row>
          <table:table-cell table:style-name="Tabela1.A2" office:value-type="string">
            <text:p text:style-name="P65">Substituível por adjetivo perfeitamente equivalente.</text:p>
            <text:p text:style-name="P65"/>
            <text:p text:style-name="P65">Substantivo concreto. Também pode ser abstrato com sentido ativo, de posse, ou pertinência.</text:p>
            <text:p text:style-name="P65"/>
            <text:p text:style-name="P65">Só modifica substantivo (logo, termo preposicionado ligado a adjetivo e advérbio nunca será adjunto adnominal)</text:p>
            <text:p text:style-name="P65"/>
            <text:p text:style-name="P65"/>
            <text:p text:style-name="P65">Nem sempre preposicionado.</text:p>
          </table:table-cell>
          <table:table-cell table:style-name="Tabela1.B2" office:value-type="string">
            <text:p text:style-name="P65">Não pode ser substituído por adjetivo perfeitamente equivalente.</text:p>
            <text:p text:style-name="P65"/>
            <text:p text:style-name="P65">Substantivo abstrato apenas.</text:p>
            <text:p text:style-name="P65"/>
            <text:p text:style-name="P65"/>
            <text:p text:style-name="P65">Refere-se a advérbio, adjetivos e substantivos abstratos (logo, termo preposicionado ligado a adjetivo e advérbio sempre será complemento nominal).</text:p>
            <text:p text:style-name="P65"/>
            <text:p text:style-name="P65">Sempre preposicionado.</text:p>
          </table:table-cell>
        </table:table-row>
      </table:table>
      <text:p text:style-name="P50"/>
      <text:p text:style-name="P51">Quando <text:span text:style-name="T5">muito</text:span> se refere a <text:span text:style-name="T6">substantivo</text:span><text:span text:style-name="T8"> → muito é </text:span><text:span text:style-name="T9">pronome indefinido</text:span></text:p>
      <text:list xml:id="list866640148" text:style-name="L1">
        <text:list-item>
          <text:p text:style-name="P89"><text:span text:style-name="T8">ex.: Ver que você tem se adiantado me deu </text:span><text:span text:style-name="T6">muito</text:span><text:span text:style-name="T8"> prazer.</text:span></text:p>
        </text:list-item>
      </text:list>
      <text:p text:style-name="P51"><text:span text:style-name="T8">Quando </text:span><text:span text:style-name="T9">muito</text:span><text:span text:style-name="T8"> se refere a </text:span><text:span text:style-name="T6">adjetivo</text:span><text:span text:style-name="T8"> → muito é </text:span><text:span text:style-name="T9">advérbio</text:span></text:p>
      <text:list xml:id="list403029904" text:style-name="L2">
        <text:list-item>
          <text:p text:style-name="P90"><text:span text:style-name="T8">ex.: A menina de Zulmira está </text:span><text:span text:style-name="T6">muito</text:span><text:span text:style-name="T8"> engraçadinha.</text:span></text:p>
        </text:list-item>
      </text:list>
      <text:p text:style-name="P14"/>
      <text:p text:style-name="P6"><text:soft-page-break/><text:span text:style-name="T8">Talqualmente </text:span><text:span text:style-name="T10">é um advérbio com sentido de “assim como”, “exatamente”, etc.</text:span></text:p>
      <text:p text:style-name="P15"/>
      <text:p text:style-name="P7"><text:span text:style-name="T10">O “</text:span><text:span text:style-name="T8">a</text:span><text:span text:style-name="T10">” na frente de </text:span><text:span text:style-name="T8">infinitivo</text:span><text:span text:style-name="T10"> só pode ser </text:span><text:span text:style-name="T8">preposição</text:span><text:span text:style-name="T10">.</text:span></text:p>
      <text:p text:style-name="P16"/>
      <text:p text:style-name="P8"><text:span text:style-name="T10">Segundo a maioria dos gramáticos, não se deve contrair preposição com artigo ou pronome antes de </text:span><text:span text:style-name="T8">verbo no infinitivo</text:span><text:span text:style-name="T10">:</text:span></text:p>
      <text:p text:style-name="P56"><text:span text:style-name="T1">O fato </text:span>de ela<text:span text:style-name="T1"> não </text:span>gostar<text:span text:style-name="T1"> de estudar não importa</text:span><text:span text:style-name="T10">.</text:span></text:p>
      <text:p text:style-name="P17"/>
      <text:p text:style-name="P57"><text:span text:style-name="T8">MAS A ESAF JÁ CONSIDEROU CORRETA TANTO “DE ELA” QUANTO “DELA”!</text:span><text:span text:style-name="T10"> Então, para provas da ESAF considerar a forma contraída também correta:</text:span></text:p>
      <text:p text:style-name="P58"><text:span text:style-name="T1">(…) envelopes de algumas áreas fossem abertos antes </text:span>da<text:span text:style-name="T1"> disputa pelo interior de São Paulo </text:span>parar<text:span text:style-name="T1"> nos tribunais. → </text:span><text:span text:style-name="T10">Correta</text:span></text:p>
      <text:p text:style-name="P58"><text:span text:style-name="T1">(…) envelopes de algumas áreas fossem abertos antes </text:span>de a<text:span text:style-name="T1"> disputa pelo interior de São Paulo </text:span>parar<text:span text:style-name="T1"> nos tribunais.</text:span><text:span text:style-name="T10"> → Também correta para a ESAF</text:span></text:p>
      <text:p text:style-name="P18"/>
      <text:p text:style-name="P19">Decorar, já que a ESAF cobra muito:</text:p>
      <text:p text:style-name="P20">Tenho de = Tenho que</text:p>
      <text:p text:style-name="P21">Ante a = Diante de/da/do</text:p>
      <text:p text:style-name="P59"><text:span text:style-name="T10">Não é possível preposição “a” após “perante” → Estou </text:span><text:span text:style-name="T8">perante</text:span><text:span text:style-name="T10"> o Juiz</text:span></text:p>
      <text:p text:style-name="P21"/>
      <text:p text:style-name="P60"><text:span text:style-name="T10">A expressão </text:span><text:span text:style-name="T8">a nós mesmos</text:span><text:span text:style-name="T10"> é reflexiva. Nesse caso, </text:span><text:span text:style-name="T8">nós</text:span><text:span text:style-name="T10"> deve sempre ser acompanhado de preposição.</text:span></text:p>
      <text:p text:style-name="P22"/>
      <text:p text:style-name="P61"><text:span text:style-name="T10">Preposição </text:span><text:span text:style-name="T8">em</text:span><text:span text:style-name="T10"> antes de porcentagem:</text:span></text:p>
      <text:list xml:id="list3976459249" text:style-name="L3">
        <text:list-item>
          <text:p text:style-name="P91">admitida se o verbo for transitivo;</text:p>
        </text:list-item>
        <text:list-item>
          <text:p text:style-name="P91">não admitida se o verbo for intransitivo.</text:p>
        </text:list-item>
      </text:list>
      <text:p text:style-name="P23"/>
      <text:p text:style-name="P62"><text:span text:style-name="T10">Não se usa </text:span><text:span text:style-name="T8">em</text:span><text:span text:style-name="T10">, mas </text:span><text:span text:style-name="T8">de</text:span><text:span text:style-name="T10">, para especificar matéria de que alguma coisa é feita: estátua </text:span><text:span text:style-name="T8">de </text:span><text:span text:style-name="T10">bronze (e não “em” bronze).</text:span></text:p>
      <text:p text:style-name="P24"/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68">Bastante</text:p>
            <text:p text:style-name="P68"/>
            <text:p text:style-name="P66">Ficamos <text:span text:style-name="T5">bastante</text:span> <text:span text:style-name="T17">distante</text:span> → modifica <text:span text:style-name="T17">advérbio</text:span>, logo é advérbio e <text:span text:style-name="T18">não varia</text:span>.</text:p>
            <text:p text:style-name="P66"/>
            <text:p text:style-name="P66">Estamos <text:span text:style-name="T5">bastante</text:span> <text:span text:style-name="T17">felizes</text:span> → modifica <text:span text:style-name="T17">adjetivo</text:span>, logo é advérbio e <text:span text:style-name="T18">não varia</text:span>.</text:p>
            <text:p text:style-name="P66"/>
            <text:p text:style-name="P66">Existem <text:span text:style-name="T5">bastantes</text:span> <text:span text:style-name="T19">carros</text:span> → modifica o <text:span text:style-name="T19">substantivo</text:span> <text:span text:style-name="T19">posterior</text:span>, logo é pronome indefinido e <text:span text:style-name="T20">varia</text:span>.</text:p>
            <text:p text:style-name="P66"/>
            <text:p text:style-name="P66">Possuíamos <text:span text:style-name="T19">planos</text:span><text:span text:style-name="T5"> bastantes</text:span> para continuar o trabalho → modifica o <text:span text:style-name="T19">substantivo</text:span> <text:span text:style-name="T19">anterior</text:span>, logo é adjetivo e <text:span text:style-name="T20">varia</text:span>.</text:p>
          </table:table-cell>
        </table:table-row>
      </table:table>
      <text:p text:style-name="P11"/>
      <text:p text:style-name="P53"><text:span text:style-name="T8">O “a” antes de pronome relativo “que” será um </text:span><text:span text:style-name="T9">pronome demonstrativo</text:span><text:span text:style-name="T8">, se puder ser substituído por </text:span><text:span text:style-name="T9">aquela</text:span><text:span text:style-name="T8">.</text:span></text:p>
      <text:p text:style-name="P53"><text:span text:style-name="T8">Ex.: O êxito em nossa educação passa por uma evolução semelhante </text:span><text:span text:style-name="T9">à</text:span><text:span text:style-name="T8"> </text:span><text:span text:style-name="T11">que</text:span><text:span text:style-name="T8"> aconteceu nos desportos – da emoção para a razão.</text:span></text:p>
      <text:p text:style-name="P25"/>
      <text:p text:style-name="P54"><text:span text:style-name="T8">O pronome </text:span><text:span text:style-name="T9">quem</text:span><text:span text:style-name="T8"> </text:span><text:span text:style-name="T11">sempre</text:span><text:span text:style-name="T13"> é precedido por preposição e sempre se refere a pessoa.</text:span></text:p>
      <text:p text:style-name="P54"><text:span text:style-name="T13">Ex.: Essa é a pessoa de que falei. Essa é a pessoa </text:span><text:span text:style-name="T15">de quem</text:span><text:span text:style-name="T13"> falei. Essa é a pessoa da qual falei.</text:span></text:p>
      <text:p text:style-name="P26"/>
      <text:p text:style-name="P55"><text:soft-page-break/><text:span text:style-name="T13">O pronome </text:span><text:span text:style-name="T15">cujo</text:span><text:span text:style-name="T13">:</text:span></text:p>
      <text:list xml:id="list2839484415" text:style-name="L4">
        <text:list-item>
          <text:p text:style-name="P92">indica posse e <text:span text:style-name="T18">sempre vem entre dois substantivos, possuidor e possuído</text:span>;</text:p>
        </text:list-item>
        <text:list-item>
          <text:p text:style-name="P92">não pode ser seguido de artigo, mas pode ser antecedido por preposição (a cujo → OK; cujo a → NÃO PODE);</text:p>
        </text:list-item>
        <text:list-item>
          <text:p text:style-name="P92">não pode ser substituído por outro pronome relativo;</text:p>
        </text:list-item>
        <text:list-item>
          <text:p text:style-name="P100"><text:span text:style-name="T13">é adjunto adnominal em 99% dos casos, </text:span><text:span text:style-name="T14">mas pode ser complemento nominal em estruturas a que se refira a substantivo abstrato. Ex.: Eu foco no PDF </text:span><text:span text:style-name="T16">cuja</text:span><text:span text:style-name="T14"> leitura é fundamental (a leitura </text:span><text:span text:style-name="T12">do PDF</text:span><text:span text:style-name="T14">. O termo sublinhado se refere a leitura, que é substantivo abstrato derivado de ação. O livro é lido. Nesse raro caso, o </text:span><text:span text:style-name="T16">cujo</text:span><text:span text:style-name="T14"> tem função de complemento nominal).</text:span></text:p>
        </text:list-item>
      </text:list>
      <text:p text:style-name="P27"/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38">Funções sintáticas do pronome relativo “que”<text:span text:style-name="T1">: para identificar a função sintática do “que”:</text:span></text:p>
            <text:p text:style-name="P28"/>
            <text:p text:style-name="P28">1º) identificar a que termo o “que” se refere;</text:p>
            <text:p text:style-name="P28">2º) substituir o “que” pelo termo que ele retoma; e</text:p>
            <text:p text:style-name="P28">3º) ver a função que aquele termo retomado pelo “que” possui. O “que” terá a mesma função.</text:p>
            <text:p text:style-name="P28"/>
            <text:p text:style-name="P28">Ex.:</text:p>
            <text:p text:style-name="P75"><text:span text:style-name="T1">Sujeito – Estes são </text:span>os atletas<text:span text:style-name="T1"> </text:span><text:span text:style-name="T7">que</text:span><text:span text:style-name="T1"> </text:span>representarão<text:span text:style-name="T1"> o nosso país.</text:span></text:p>
            <text:p text:style-name="P75"><text:span text:style-name="T1">OD – Comprei </text:span>o fone<text:span text:style-name="T1"> </text:span><text:span text:style-name="T7">que</text:span><text:span text:style-name="T1"> você </text:span>queria<text:span text:style-name="T1">.</text:span></text:p>
            <text:p text:style-name="P75"><text:span text:style-name="T1">OI – Este é o </text:span>curso de<text:span text:style-name="T7"> que</text:span><text:span text:style-name="T6"> </text:span>preciso<text:span text:style-name="T1">.</text:span></text:p>
            <text:p text:style-name="P75"><text:span text:style-name="T1">CN – Estas são as medicações </text:span>de<text:span text:style-name="T1"> </text:span><text:span text:style-name="T7">que</text:span><text:span text:style-name="T1"> ele tem </text:span>necessidade<text:span text:style-name="T1">.</text:span></text:p>
            <text:p text:style-name="P76"><text:span text:style-name="T1">Predicativo do sujeito – Ela era a esposa </text:span><text:span text:style-name="T7">que</text:span><text:span text:style-name="T1"> muitas gostariam de </text:span>ser<text:span text:style-name="T1">.</text:span></text:p>
            <text:p text:style-name="P77"><text:span text:style-name="T1">Agente da passiva – Este é o animal </text:span>por<text:span text:style-name="T1"> </text:span><text:span text:style-name="T7">que</text:span><text:span text:style-name="T1"> </text:span>fui atacado<text:span text:style-name="T1">.</text:span></text:p>
            <text:p text:style-name="P78"><text:span text:style-name="T1">Adjunto adverbial – O acidente ocorreu </text:span>no dia<text:span text:style-name="T1"> em </text:span><text:span text:style-name="T7">que</text:span><text:span text:style-name="T1"> eles </text:span>chegaram<text:span text:style-name="T1">.</text:span></text:p>
          </table:table-cell>
        </table:table-row>
      </table:table>
      <text:p text:style-name="P29"/>
      <text:p text:style-name="P39">Sua Excelência x Vossa Excelência<text:span text:style-name="T1">:</text:span></text:p>
      <text:list xml:id="list2387576867" text:style-name="L5">
        <text:list-item>
          <text:p text:style-name="P93">Sua Excelência → refere-se a uma terceira pessoa;</text:p>
        </text:list-item>
        <text:list-item>
          <text:p text:style-name="P93">Vossa Excelência → refere-se diretamente à autoridade.</text:p>
        </text:list-item>
      </text:list>
      <text:p text:style-name="P30"/>
      <text:p text:style-name="P39"><text:span text:style-name="T1">Antes de </text:span>pronomes de tratamento<text:span text:style-name="T1">, em geral, </text:span>não há crase<text:span text:style-name="T1">. Porém, algumas formas de tratamento aceitam crase: Senhora, Dona, Senhorita, Madame, Doutora.</text:span></text:p>
      <text:p text:style-name="P30"/>
      <text:p text:style-name="P40"><text:span text:style-name="T1">A concordância dos pronomes de tratamento é com o </text:span>próprio gênero do interlocutor<text:span text:style-name="T1">:</text:span></text:p>
      <text:p text:style-name="P31">Ex.: para um interlocutor do sexo masculino:</text:p>
      <text:list xml:id="list2002039327" text:style-name="L6">
        <text:list-item>
          <text:p text:style-name="P96"><text:span text:style-name="T1">Certo → Vossa Excelência está convidad</text:span>O<text:span text:style-name="T1">.</text:span></text:p>
        </text:list-item>
        <text:list-item>
          <text:p text:style-name="P96"><text:span text:style-name="T1">Errado → Vossa Excelência está </text:span><text:span text:style-name="T22">convidad</text:span><text:span text:style-name="T21">A</text:span><text:span text:style-name="T1">.</text:span></text:p>
        </text:list-item>
      </text:list>
      <text:p text:style-name="P31"/>
      <text:p text:style-name="P41">Pronomes oblíquos<text:span text:style-name="T1">:</text:span></text:p>
      <text:list xml:id="list4020519551" text:style-name="L7">
        <text:list-item>
          <text:p text:style-name="P94">o, a, os, as → substituem somente OD;</text:p>
        </text:list-item>
        <text:list-item>
          <text:p text:style-name="P94">me, te, se, nos, vos → substituem OD ou OI, a depender da regência do verbo; e</text:p>
        </text:list-item>
        <text:list-item>
          <text:p text:style-name="P94">lhe, lhes → substituem somente OI.</text:p>
        </text:list-item>
      </text:list>
      <text:p text:style-name="P32"/>
      <text:p text:style-name="P41"><text:span text:style-name="T1">Com os verbos </text:span>deixar, fazer, mandar, ver, ouvir, sentir<text:span text:style-name="T1">, o pronome oblíquo pode ser </text:span>sujeito<text:span text:style-name="T1">.</text:span></text:p>
      <text:p text:style-name="P41"><text:span text:style-name="T1">Ex.: Não </text:span>o<text:span text:style-name="T1"> vi sair / Ela </text:span>o<text:span text:style-name="T1"> fez desistir / Mandei </text:span>a<text:span text:style-name="T1"> ir embora.</text:span></text:p>
      <text:p text:style-name="P33">Detalhe: não podemos trocar o pronome “o” por outro:</text:p>
      <text:list xml:id="list2579156835" text:style-name="L8">
        <text:list-item>
          <text:p text:style-name="P97"><text:span text:style-name="T1">Certo → Mandei-</text:span>o<text:span text:style-name="T1"> sair.</text:span></text:p>
        </text:list-item>
        <text:list-item>
          <text:p text:style-name="P97"><text:span text:style-name="T1">Errado → Mandei-</text:span>lhe<text:span text:style-name="T1"> sair.</text:span></text:p>
        </text:list-item>
        <text:list-item>
          <text:p text:style-name="P97"><text:span text:style-name="T1">Errado → Mandei </text:span>ele<text:span text:style-name="T1"> sair.</text:span></text:p>
        </text:list-item>
      </text:list>
      <text:p text:style-name="P33"/>
      <text:p text:style-name="P42"><text:soft-page-break/><text:span text:style-name="T1">Após a preposição </text:span>entre<text:span text:style-name="T1">, deve-se usar </text:span>pronomes oblíquos<text:span text:style-name="T1">, e não retos: Entre </text:span>mim<text:span text:style-name="T1"> e </text:span>ela<text:span text:style-name="T1"> não há segredos.</text:span></text:p>
      <text:p text:style-name="P34"/>
      <text:p text:style-name="P43"><text:span text:style-name="T1">Usa-se </text:span>com nós<text:span text:style-name="T1"> e </text:span>com vós<text:span text:style-name="T1">, ao invés de </text:span><text:span text:style-name="T7">conosco e convosco</text:span><text:span text:style-name="T1">, quando estes pronomes tônicos vêm seguidos ou precedidos de: </text:span><text:span text:style-name="T7">mesmos, próprios, todos, outros, ambos, numeral ou oração adjetiva.</text:span></text:p>
      <text:p text:style-name="P35">Ex.:</text:p>
      <text:p text:style-name="P43"><text:span text:style-name="T1">Ficamos insatisfeitos </text:span><text:span text:style-name="T7">com nós</text:span><text:span text:style-name="T6"> </text:span>mesmos<text:span text:style-name="T1">.</text:span></text:p>
      <text:p text:style-name="P43"><text:span text:style-name="T1">Ficaram insatisfeitos </text:span><text:span text:style-name="T7">com nós</text:span><text:span text:style-name="T1"> </text:span>dois<text:span text:style-name="T1">.</text:span></text:p>
      <text:p text:style-name="P43"><text:span text:style-name="T1">Ficaram insatisfeitos </text:span><text:span text:style-name="T7">com nós</text:span><text:span text:style-name="T1"> </text:span>todos<text:span text:style-name="T1">.</text:span></text:p>
      <text:p text:style-name="P35"/>
      <text:p text:style-name="P44"><text:span text:style-name="T1">Em regra, pronome </text:span>reto<text:span text:style-name="T1"> não pode ser complemento.</text:span></text:p>
      <text:p text:style-name="P36">Ex.:</text:p>
      <text:p text:style-name="P44"><text:span text:style-name="T1">Errado → Observei </text:span>eles<text:span text:style-name="T1"> da janela de meu quarto. (observei quem? Eles. Logo, seria OD, que é complemento, por isso está errado)</text:span></text:p>
      <text:p text:style-name="P44"><text:span text:style-name="T1">Certo → Observei-</text:span>os<text:span text:style-name="T1"> da janela de meu quarto.</text:span></text:p>
      <text:p text:style-name="P35"/>
      <table:table table:name="Table3" table:style-name="Table3" table:template-name="Default Style">
        <table:table-column table:style-name="Table3.A"/>
        <table:table-row table:style-name="Table3.1">
          <table:table-cell table:style-name="Table3.A1" office:value-type="string">
            <text:p text:style-name="P69">Colocação Pronominal</text:p>
            <text:p text:style-name="P69"/>
            <text:p text:style-name="P67">Regra geral → palavra invariável (advérbio, preposição, conjunção, alguns pronomes) antes do verbo atrai o pronome proclítico.</text:p>
            <text:p text:style-name="P67"/>
            <text:p text:style-name="P67"><text:span text:style-name="T5">Atenção!</text:span> Pronomes indefinidos (outras, certas, muitos) e relativos (os quais, cujas) são atrativos, mesmo quando variáveis.</text:p>
            <text:p text:style-name="P67"/>
            <text:p text:style-name="P70">Não pode<text:span text:style-name="T1">:</text:span></text:p>
            <text:list xml:id="list65158811" text:style-name="L9">
              <text:list-item>
                <text:p text:style-name="P84">iniciar oração com pronome oblíquo átono;</text:p>
                <text:list>
                  <text:list-item>
                    <text:p text:style-name="P84">Errado → Me dá um cigarro?</text:p>
                  </text:list-item>
                  <text:list-item>
                    <text:p text:style-name="P84">Certo → Dá-me um cigarro?</text:p>
                  </text:list-item>
                </text:list>
              </text:list-item>
              <text:list-item>
                <text:p text:style-name="P79"><text:span text:style-name="T1">inserir pronome oblíquo átono </text:span>após futuros e particípio<text:span text:style-name="T1">.</text:span></text:p>
                <text:list>
                  <text:list-item>
                    <text:p text:style-name="P84">Errado → Tinha emprestado-lhe um dinheiro.</text:p>
                  </text:list-item>
                  <text:list-item>
                    <text:p text:style-name="P84">Certo → Tinha lhe emprestado um dinheiro.</text:p>
                  </text:list-item>
                </text:list>
              </text:list-item>
            </text:list>
            <text:p text:style-name="P85"/>
            <text:p text:style-name="P74">Atenção!<text:span text:style-name="T1"> Verbo no </text:span>infinitivo<text:span text:style-name="T1"> e verbos separados por conjunções coordenativas → pronome proclítico pode vir </text:span>antes ou depois<text:span text:style-name="T1"> do verbo, </text:span>independentemente de palavra atrativa<text:span text:style-name="T1">.</text:span></text:p>
            <text:list xml:id="list30475682" text:style-name="L10">
              <text:list-item>
                <text:p text:style-name="P80"><text:span text:style-name="T1">Certo → Prefiro não </text:span>te<text:span text:style-name="T1"> </text:span><text:span text:style-name="T24">convidar</text:span><text:span text:style-name="T1">.</text:span></text:p>
              </text:list-item>
              <text:list-item>
                <text:p text:style-name="P80"><text:span text:style-name="T1">Certo → Prefiro não </text:span><text:span text:style-name="T24">convidar</text:span><text:span text:style-name="T1">-</text:span>te<text:span text:style-name="T1">.</text:span></text:p>
              </text:list-item>
              <text:list-item>
                <text:p text:style-name="P80"><text:span text:style-name="T1">Certo → Cheguei ao local e </text:span>me<text:span text:style-name="T1"> </text:span><text:span text:style-name="T24">sentei</text:span><text:span text:style-name="T1"> </text:span><text:span text:style-name="T24">e</text:span><text:span text:style-name="T1"> </text:span><text:span text:style-name="T24">preparei</text:span><text:span text:style-name="T1">-</text:span>me<text:span text:style-name="T1"> para a prova.</text:span></text:p>
              </text:list-item>
            </text:list>
            <text:p text:style-name="P86"/>
            <text:p text:style-name="P71">Atenção!<text:span text:style-name="T1"> Atração remota: quando há um termo entre a palavra atrativa e o pronome → próclise obrigatória.</text:span></text:p>
            <text:list xml:id="list260412914" text:style-name="L11">
              <text:list-item>
                <text:p text:style-name="P81"><text:span text:style-name="T1">Certo → </text:span><text:span text:style-name="T24">Enquanto</text:span><text:span text:style-name="T1"> </text:span><text:span text:style-name="T7">protestos violentos</text:span><text:span text:style-name="T1"> </text:span>se<text:span text:style-name="T1"> espalham pelo País.</text:span></text:p>
              </text:list-item>
            </text:list>
            <text:p text:style-name="P71">MAS!<text:span text:style-name="T1"> Se houver pausa, intercalação, esse distanciamento torna possível também a ênclise.</text:span></text:p>
            <text:list xml:id="list4255036248" text:style-name="L12">
              <text:list-item>
                <text:p text:style-name="P82"><text:span text:style-name="T1">Certo → Ele </text:span><text:span text:style-name="T24">que</text:span>, <text:span text:style-name="T1">ao ver o cão</text:span>, se<text:span text:style-name="T1"> emocionou muito.</text:span></text:p>
              </text:list-item>
              <text:list-item>
                <text:p text:style-name="P82"><text:span text:style-name="T1">Certo → Ele </text:span><text:span text:style-name="T24">que</text:span>,<text:span text:style-name="T1"> ao ver o cão</text:span>, <text:span text:style-name="T1">emocionou-</text:span>se<text:span text:style-name="T1"> muito.</text:span></text:p>
              </text:list-item>
            </text:list>
            <text:p text:style-name="P87"/>
            <text:p text:style-name="P72">Atenção!<text:span text:style-name="T1"> Na locução verbal (verbo auxiliar + verbo principal em infinitivo ou particípio ou gerúndio), todas as regras e proibições continuam válidas – o pronome pode vir antes, no meio ou depois da locução. Mas se houver palavra atrativa, o pronome </text:span>não<text:span text:style-name="T1"> pode vir </text:span>no meio com hífen<text:span text:style-name="T1"> (isso seria ênclise com o verbo auxiliar, quando na verdade só poderia estar em próclise com o </text:span><text:soft-page-break/><text:span text:style-name="T1">verbo principal).</text:span></text:p>
            <text:list xml:id="list3415618222" text:style-name="L13">
              <text:list-item>
                <text:p text:style-name="P83"><text:span text:style-name="T1">Certo → Eu </text:span>o<text:span text:style-name="T1"> </text:span><text:span text:style-name="T24">estou ajudando</text:span><text:span text:style-name="T1">.</text:span></text:p>
              </text:list-item>
              <text:list-item>
                <text:p text:style-name="P83"><text:span text:style-name="T1">Certo → Eu </text:span><text:span text:style-name="T24">estou</text:span><text:span text:style-name="T1"> </text:span>o<text:span text:style-name="T1"> </text:span><text:span text:style-name="T24">ajudando</text:span><text:span text:style-name="T1">.</text:span></text:p>
              </text:list-item>
              <text:list-item>
                <text:p text:style-name="P83"><text:span text:style-name="T1">Certo → Eu </text:span><text:span text:style-name="T24">estou ajudando</text:span><text:span text:style-name="T1">-</text:span>o<text:span text:style-name="T1">.</text:span></text:p>
              </text:list-item>
              <text:list-item>
                <text:p text:style-name="P83"><text:span text:style-name="T1">Certo → Eu </text:span>não<text:span text:style-name="T1"> </text:span>o<text:span text:style-name="T1"> </text:span><text:span text:style-name="T24">estou ajudando</text:span><text:span text:style-name="T1">.</text:span></text:p>
              </text:list-item>
              <text:list-item>
                <text:p text:style-name="P83"><text:span text:style-name="T1">Certo → Eu </text:span>não<text:span text:style-name="T1"> </text:span><text:span text:style-name="T24">estou</text:span><text:span text:style-name="T1"> </text:span>o<text:span text:style-name="T1"> </text:span><text:span text:style-name="T24">ajudando</text:span><text:span text:style-name="T1">.</text:span></text:p>
              </text:list-item>
              <text:list-item>
                <text:p text:style-name="P83"><text:span text:style-name="T1">Certo → Eu </text:span>não<text:span text:style-name="T1"> </text:span><text:span text:style-name="T24">estou ajudando</text:span><text:span text:style-name="T1">-</text:span>o<text:span text:style-name="T1">. (distância evita a atração)</text:span></text:p>
              </text:list-item>
              <text:list-item>
                <text:p text:style-name="P83"><text:span text:style-name="T1">Errado → Eu </text:span>não<text:span text:style-name="T1"> </text:span><text:span text:style-name="T24">estou</text:span><text:span text:style-name="T1">-</text:span>o<text:span text:style-name="T1"> </text:span><text:span text:style-name="T24">ajudando</text:span><text:span text:style-name="T1">. (seria ênclise com o verbo auxiliar, mas não pode porque há palavra atrativa)</text:span></text:p>
              </text:list-item>
            </text:list>
            <text:p text:style-name="P88"/>
            <text:p text:style-name="P73">JURISPRUDÊNCIA ESAF<text:span text:style-name="T1">: a ESAF considerou </text:span>corretas<text:span text:style-name="T1"> as 3 seguintes assertivas:</text:span></text:p>
            <text:list xml:id="list4042613046" text:style-name="L14">
              <text:list-item>
                <text:p text:style-name="P95">O julgador jamais poderá excluir a possibilidade de <text:span text:style-name="T5">que</text:span> as coisas <text:span text:style-name="T23">tenham</text:span>-<text:span text:style-name="T5">se</text:span> <text:span text:style-name="T23">passado</text:span>.</text:p>
              </text:list-item>
              <text:list-item>
                <text:p text:style-name="P95">O julgador jamais poderá excluir a possibilidade de as coisas <text:span text:style-name="T23">terem</text:span> <text:span text:style-name="T5">se</text:span> <text:span text:style-name="T23">passado</text:span>.</text:p>
              </text:list-item>
              <text:list-item>
                <text:p text:style-name="P101">O julgador jamais poderá excluir a possibilidade de as coisas <text:span text:style-name="T5">se</text:span> <text:span text:style-name="T23">terem passado</text:span>.</text:p>
              </text:list-item>
            </text:list>
            <text:p text:style-name="P63">Em teoria, a 1ª deveria ter sido considerada <text:span text:style-name="T5">errada</text:span>, visto que o “que” é atrativo <text:span text:style-name="T25">e o “tenham” não poderia ter ênclise</text:span>. Na hora da prova, verificar se existe outra alternativa indubitavelmente correta. Se não houver, então considerar a 1ª assertiva como correta para a ESAF.</text:p>
          </table:table-cell>
        </table:table-row>
      </table:table>
      <text:p text:style-name="P37"/>
      <text:p text:style-name="P98">Dentre x Entre<text:span text:style-name="T1">:</text:span></text:p>
      <text:list xml:id="list3154478996" text:style-name="L15">
        <text:list-item>
          <text:p text:style-name="P99"><text:span text:style-name="T1">dentre → sentido de “um entre várias unidades”, só pode ser usado quando puder ser substituído por “do meio de”. Ex.: Foram retirados 3 cavalos </text:span>dentre<text:span text:style-name="T1"> os 5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08a8e3" officeooo:paragraph-rsid="0008a8e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Morfologia, emprego das classes (substantivo, adjetivo, advérbio, numeral, artigo, preposições, pronomes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1:55:25.705676910</meta:creation-date>
    <dc:date>2018-04-04T22:23:57.898000000</dc:date>
    <meta:editing-duration>PT9H9M51S</meta:editing-duration>
    <meta:editing-cycles>44</meta:editing-cycles>
    <meta:generator>LibreOffice/6.0.1.1$Windows_X86_64 LibreOffice_project/60bfb1526849283ce2491346ed2aa51c465abfe6</meta:generator>
    <meta:document-statistic meta:table-count="4" meta:image-count="0" meta:object-count="0" meta:page-count="5" meta:paragraph-count="136" meta:word-count="1575" meta:character-count="9401" meta:non-whitespace-character-count="7993"/>
  </office:meta>
</office:document-meta>
</file>